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ticle.getReferen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ticle.messageThread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.messageThread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.setArticleId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.makeDumm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.simplifySubject(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54">
            <text:p text:style-name="Table_20_Contents">5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Article.subjectIsRep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ticle.getFr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.isDumm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.addReference( String msg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ticle.printThread( Article article , int dep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ticle.simplifiedSu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ticle.setFrom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.setDat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.addHeaderField( String name ,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ticle.Arti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.setSubject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.setNext( Threadable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ticle.setChild( Threadable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ticle.flushSubjec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.setArticleNumber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.getArticl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.get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.getArticl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